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_city_n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id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4252431477187" calcext:value-type="float">
            <text:p>23.4252431477187</text:p>
          </table:table-cell>
          <table:table-cell office:value-type="float" office:value="49.1653854770945" calcext:value-type="float">
            <text:p>49.16538547709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.3730243950394" calcext:value-type="float">
            <text:p>51.3730243950394</text:p>
          </table:table-cell>
          <table:table-cell office:value-type="float" office:value="505.859651364574" calcext:value-type="float">
            <text:p>505.8596513645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.0674375792175" calcext:value-type="float">
            <text:p>97.0674375792175</text:p>
          </table:table-cell>
          <table:table-cell office:value-type="float" office:value="512.186075775414" calcext:value-type="float">
            <text:p>512.186075775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.441376506258" calcext:value-type="float">
            <text:p>111.441376506258</text:p>
          </table:table-cell>
          <table:table-cell office:value-type="float" office:value="500.866006620815" calcext:value-type="float">
            <text:p>500.866006620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1.644833749824" calcext:value-type="float">
            <text:p>121.644833749824</text:p>
          </table:table-cell>
          <table:table-cell office:value-type="float" office:value="512.741309810156" calcext:value-type="float">
            <text:p>512.7413098101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.03031547293" calcext:value-type="float">
            <text:p>154.03031547293</text:p>
          </table:table-cell>
          <table:table-cell office:value-type="float" office:value="507.525648659263" calcext:value-type="float">
            <text:p>507.5256486592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2202222484895" calcext:value-type="float">
            <text:p>50.2202222484895</text:p>
          </table:table-cell>
          <table:table-cell office:value-type="float" office:value="396.985508058484" calcext:value-type="float">
            <text:p>396.9855080584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9156353355826" calcext:value-type="float">
            <text:p>58.9156353355826</text:p>
          </table:table-cell>
          <table:table-cell office:value-type="float" office:value="391.436424533937" calcext:value-type="float">
            <text:p>391.4364245339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.8414439963943" calcext:value-type="float">
            <text:p>50.8414439963943</text:p>
          </table:table-cell>
          <table:table-cell office:value-type="float" office:value="376.564676806012" calcext:value-type="float">
            <text:p>376.5646768060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0280742085013" calcext:value-type="float">
            <text:p>95.0280742085013</text:p>
          </table:table-cell>
          <table:table-cell office:value-type="float" office:value="391.991669405718" calcext:value-type="float">
            <text:p>391.991669405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.878977147928" calcext:value-type="float">
            <text:p>115.878977147928</text:p>
          </table:table-cell>
          <table:table-cell office:value-type="float" office:value="410.969990167549" calcext:value-type="float">
            <text:p>410.9699901675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.963042944337" calcext:value-type="float">
            <text:p>130.963042944337</text:p>
          </table:table-cell>
          <table:table-cell office:value-type="float" office:value="393.10198074448" calcext:value-type="float">
            <text:p>393.10198074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.224867324988" calcext:value-type="float">
            <text:p>109.224867324988</text:p>
          </table:table-cell>
          <table:table-cell office:value-type="float" office:value="372.347886730004" calcext:value-type="float">
            <text:p>372.3478867300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.660730419027" calcext:value-type="float">
            <text:p>150.660730419027</text:p>
          </table:table-cell>
          <table:table-cell office:value-type="float" office:value="393.435259308368" calcext:value-type="float">
            <text:p>393.4352593083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.5092968246" calcext:value-type="float">
            <text:p>160.5092968246</text:p>
          </table:table-cell>
          <table:table-cell office:value-type="float" office:value="408.085171465463" calcext:value-type="float">
            <text:p>408.0851714654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1.13085186032" calcext:value-type="float">
            <text:p>161.13085186032</text:p>
          </table:table-cell>
          <table:table-cell office:value-type="float" office:value="384.223881266992" calcext:value-type="float">
            <text:p>384.2238812669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1418531380904" calcext:value-type="float">
            <text:p>57.1418531380904</text:p>
          </table:table-cell>
          <table:table-cell office:value-type="float" office:value="276.014310761862" calcext:value-type="float">
            <text:p>276.0143107618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.9814934476071" calcext:value-type="float">
            <text:p>96.9814934476071</text:p>
          </table:table-cell>
          <table:table-cell office:value-type="float" office:value="271.131433895717" calcext:value-type="float">
            <text:p>271.1314338957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.710504006096" calcext:value-type="float">
            <text:p>111.710504006096</text:p>
          </table:table-cell>
          <table:table-cell office:value-type="float" office:value="279.344342564738" calcext:value-type="float">
            <text:p>279.3443425647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7.681927669365" calcext:value-type="float">
            <text:p>127.681927669365</text:p>
          </table:table-cell>
          <table:table-cell office:value-type="float" office:value="272.463637751468" calcext:value-type="float">
            <text:p>272.463637751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.710812458189" calcext:value-type="float">
            <text:p>111.710812458189</text:p>
          </table:table-cell>
          <table:table-cell office:value-type="float" office:value="256.148941796734" calcext:value-type="float">
            <text:p>256.1489417967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0.511775821311" calcext:value-type="float">
            <text:p>160.511775821311</text:p>
          </table:table-cell>
          <table:table-cell office:value-type="float" office:value="278.346288204739" calcext:value-type="float">
            <text:p>278.3462882047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3627693572071" calcext:value-type="float">
            <text:p>33.3627693572071</text:p>
          </table:table-cell>
          <table:table-cell office:value-type="float" office:value="163.921584217811" calcext:value-type="float">
            <text:p>163.9215842178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.4257378916346" calcext:value-type="float">
            <text:p>60.4257378916346</text:p>
          </table:table-cell>
          <table:table-cell office:value-type="float" office:value="152.268545446945" calcext:value-type="float">
            <text:p>152.2685454469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.3972723275533" calcext:value-type="float">
            <text:p>76.3972723275533</text:p>
          </table:table-cell>
          <table:table-cell office:value-type="float" office:value="155.154227254459" calcext:value-type="float">
            <text:p>155.1542272544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2.1649194787222" calcext:value-type="float">
            <text:p>82.1649194787222</text:p>
          </table:table-cell>
          <table:table-cell office:value-type="float" office:value="140.726523065307" calcext:value-type="float">
            <text:p>140.7265230653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.1454785957792" calcext:value-type="float">
            <text:p>68.1454785957792</text:p>
          </table:table-cell>
          <table:table-cell office:value-type="float" office:value="133.401535704779" calcext:value-type="float">
            <text:p>133.4015357047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2.511238585007" calcext:value-type="float">
            <text:p>112.511238585007</text:p>
          </table:table-cell>
          <table:table-cell office:value-type="float" office:value="117.420496028687" calcext:value-type="float">
            <text:p>117.4204960286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58296159848975" calcext:value-type="float">
            <text:p>9.58296159848975</text:p>
          </table:table-cell>
          <table:table-cell office:value-type="float" office:value="130.18276487121" calcext:value-type="float">
            <text:p>130.182764871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3336395380532" calcext:value-type="float">
            <text:p>12.3336395380532</text:p>
          </table:table-cell>
          <table:table-cell office:value-type="float" office:value="121.304148070759" calcext:value-type="float">
            <text:p>121.3041480707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46051852792212" calcext:value-type="float">
            <text:p>3.46051852792212</text:p>
          </table:table-cell>
          <table:table-cell office:value-type="float" office:value="118.973501898774" calcext:value-type="float">
            <text:p>118.9735018987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.1713620841178" calcext:value-type="float">
            <text:p>41.1713620841178</text:p>
          </table:table-cell>
          <table:table-cell office:value-type="float" office:value="105.766654511015" calcext:value-type="float">
            <text:p>105.766654511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.9175672358517" calcext:value-type="float">
            <text:p>58.9175672358517</text:p>
          </table:table-cell>
          <table:table-cell office:value-type="float" office:value="115.977173438671" calcext:value-type="float">
            <text:p>115.9771734386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.4909245215581" calcext:value-type="float">
            <text:p>61.4909245215581</text:p>
          </table:table-cell>
          <table:table-cell office:value-type="float" office:value="95.4453828576386" calcext:value-type="float">
            <text:p>95.44538285763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898163240617" calcext:value-type="float">
            <text:p>44.898163240617</text:p>
          </table:table-cell>
          <table:table-cell office:value-type="float" office:value="90.2290885803054" calcext:value-type="float">
            <text:p>90.22908858030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.1175774233119" calcext:value-type="float">
            <text:p>84.1175774233119</text:p>
          </table:table-cell>
          <table:table-cell office:value-type="float" office:value="83.2374765826502" calcext:value-type="float">
            <text:p>83.23747658265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7342967368164" calcext:value-type="float">
            <text:p>99.7342967368164</text:p>
          </table:table-cell>
          <table:table-cell office:value-type="float" office:value="87.1220436397215" calcext:value-type="float">
            <text:p>87.12204363972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.5543421783094" calcext:value-type="float">
            <text:p>88.5543421783094</text:p>
          </table:table-cell>
          <table:table-cell office:value-type="float" office:value="65.8132310257763" calcext:value-type="float">
            <text:p>65.81323102577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0.5590668966447" calcext:value-type="float">
            <text:p>-10.5590668966447</text:p>
          </table:table-cell>
          <table:table-cell office:value-type="float" office:value="80.1295451748845" calcext:value-type="float">
            <text:p>80.12954517488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.497060947356" calcext:value-type="float">
            <text:p>20.497060947356</text:p>
          </table:table-cell>
          <table:table-cell office:value-type="float" office:value="60.1526693624423" calcext:value-type="float">
            <text:p>60.15266936244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0321861219487" calcext:value-type="float">
            <text:p>32.0321861219487</text:p>
          </table:table-cell>
          <table:table-cell office:value-type="float" office:value="64.7029979344455" calcext:value-type="float">
            <text:p>64.70299793444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2913675363733" calcext:value-type="float">
            <text:p>36.2913675363733</text:p>
          </table:table-cell>
          <table:table-cell office:value-type="float" office:value="52.1619652427296" calcext:value-type="float">
            <text:p>52.16196524272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.7913190343775" calcext:value-type="float">
            <text:p>67.7913190343775</text:p>
          </table:table-cell>
          <table:table-cell office:value-type="float" office:value="38.6222659338021" calcext:value-type="float">
            <text:p>38.6222659338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7T21:06:46.910451553</dc:date>
    <meta:editing-duration>PT1M58S</meta:editing-duration>
    <meta:editing-cycles>2</meta:editing-cycles>
    <meta:generator>LibreOffice/6.0.7.3$Linux_X86_64 LibreOffice_project/00m0$Build-3</meta:generator>
    <meta:document-statistic meta:table-count="1" meta:cell-count="132" meta:object-count="0"/>
  </office:meta>
</office:document-meta>
</file>